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5.2664583333333cm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47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9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3.72916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17</text:p>
          </table:table-cell>
          <table:table-cell office:value-type="string" table:style-name="ce8">
            <text:p>At least 1 beneficiary account must be present.</text:p>
          </table:table-cell>
          <table:table-cell office:value-type="string" table:style-name="ce7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number-rows-repeated="1048558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3"/>
        <table:table-row table:style-name="ro4">
          <table:table-cell office:value-type="string" table:style-name="ce11">
            <text:p>Source</text:p>
          </table:table-cell>
          <table:table-cell office:value-type="string" table:style-name="ce11">
            <text:p>Rule ID</text:p>
          </table:table-cell>
          <table:table-cell office:value-type="string" table:style-name="ce12">
            <text:p>Predicate</text:p>
          </table:table-cell>
          <table:table-cell office:value-type="string" table:style-name="ce12">
            <text:p>Prerequisite</text:p>
          </table:table-cell>
          <table:table-cell office:value-type="string" table:style-name="ce11">
            <text:p>Obsolete?</text:p>
          </table:table-cell>
          <table:table-cell table:number-columns-repeated="16379" table:style-name="ce11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//cac:AccountingCustomerParty/cac:Party/cac:PostalAddress/cac:Country/cbc:IdentificationCode = 'AT') and 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06</text:p>
          </table:table-cell>
          <table:table-cell office:value-type="string" table:style-name="ce9">
            <text:p>(cbc:AccountingCost)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office:value-type="string" table:style-name="ce6">
            <text:p>(//cac:AccountingCustomerParty/cac:Party/cac:PostalAddress/cac:Country/cbc:IdentificationCode = 'AT'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17</text:p>
          </table:table-cell>
          <table:table-cell office:value-type="string" table:style-name="ce9">
            <text:p>count(cac:PaymentMeans/cac:PayeeFinancialAccount/cbc:ID) &gt;= 1</text:p>
          </table:table-cell>
          <table:table-cell office:value-type="string" table:style-name="ce9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13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13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1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4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19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8-12T14:29:17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